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 draw:shadow="hidden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 style:list-style-name="L1">
      <style:graphic-properties draw:fill="solid" draw:fill-color="#cccccc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fill="solid" draw:fill-color="#c0c0c0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0.545cm" fo:min-width="1.601cm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 fo:min-height="1.104cm" fo:min-width="1.154cm" draw:shadow="hidden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 fo:min-height="0.958cm" fo:min-width="1.19cm"/>
    </style:style>
    <style:style style:name="gr16" style:family="graphic" style:parent-style-name="standard">
      <style:graphic-properties draw:fill="solid" draw:fill-color="#99ccff" draw:textarea-horizontal-align="justify" draw:textarea-vertical-align="middle" draw:auto-grow-height="false" fo:min-height="1.55cm" fo:min-width="0.596cm"/>
    </style:style>
    <style:style style:name="gr17" style:family="graphic" style:parent-style-name="standard">
      <style:graphic-properties draw:fill="solid" draw:fill-color="#99ccff" draw:textarea-horizontal-align="justify" draw:textarea-vertical-align="middle" draw:auto-grow-height="false" fo:min-height="1.07cm" fo:min-width="1.501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solid" draw:fill-color="#ffff00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solid" draw:fill-color="#99cc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solid" draw:fill-color="#e6e6e6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solid" draw:fill-color="#c0c0c0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solid" draw:fill-color="#ffcc99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size="12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ellipse draw:style-name="gr1" draw:text-style-name="P2" xml:id="id2" draw:id="id2" draw:layer="layout" svg:width="2.7cm" svg:height="1.2cm" svg:x="1cm" svg:y="14.8cm">
          <text:p text:style-name="P1"><text:span text:style-name="T1">opsi-service</text:span></text:p>
        </draw:ellipse>
        <draw:ellipse draw:style-name="gr1" draw:text-style-name="P2" xml:id="id24" draw:id="id24" draw:layer="layout" svg:width="2.4cm" svg:height="1.2cm" svg:x="1.1cm" svg:y="26.8cm">
          <text:p text:style-name="P1"><text:span text:style-name="T1">LDAP</text:span></text:p>
        </draw:ellipse>
        <draw:custom-shape draw:style-name="gr2" draw:text-style-name="P2" draw:layer="layout" svg:width="2.1cm" svg:height="0.9cm" svg:x="12.4cm" svg:y="1.5cm">
          <text:p text:style-name="P1"><text:span text:style-name="T1">Log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3" draw:text-style-name="P3" draw:layer="layout" svg:width="1.8cm" svg:height="1.5cm" svg:x="12cm" svg:y="3cm">
          <text:p text:style-name="P1"><text:span text:style-name="T1">oslog</text:span></text:p>
          <text:p text:style-name="P1"><text:span text:style-name="T1">Logging</text:span></text:p>
        </draw:rect>
        <draw:custom-shape draw:style-name="gr4" draw:text-style-name="P4" xml:id="id8" draw:id="id8" draw:layer="layout" svg:width="1.8cm" svg:height="1.5cm" svg:x="1.5cm" svg:y="3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1" draw:id="id21" draw:layer="layout" svg:width="2.1cm" svg:height="1.5cm" svg:x="17.936cm" svg:y="23.984cm">
          <text:p text:style-name="P1"><text:span text:style-name="T1">win-AP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rect draw:style-name="gr3" draw:text-style-name="P3" xml:id="id17" draw:id="id17" draw:layer="layout" svg:width="2.4cm" svg:height="1.5cm" svg:x="14.047cm" svg:y="23.881cm">
          <text:p text:style-name="P1"><text:span text:style-name="T1">DSIWin32</text:span></text:p>
          <text:p text:style-name="P1"><text:span text:style-name="T1">API-Wrapper</text:span></text:p>
        </draw:rect>
        <draw:custom-shape draw:style-name="gr5" draw:text-style-name="P4" draw:layer="layout" svg:width="1.8cm" svg:height="1.8cm" svg:x="1cm" svg:y="8.7cm">
          <text:p text:style-name="P1"><text:span text:style-name="T1">Scrip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3" draw:text-style-name="P3" xml:id="id9" draw:id="id9" draw:layer="layout" svg:width="3.6cm" svg:height="2cm" svg:x="9.9cm" svg:y="9cm">
          <text:p text:style-name="P1"><text:span text:style-name="T1">osparser</text:span></text:p>
          <text:p text:style-name="P1"><text:span text:style-name="T1">Parser</text:span></text:p>
        </draw:rect>
        <draw:rect draw:style-name="gr6" draw:text-style-name="P5" xml:id="id12" draw:id="id12" draw:layer="layout" svg:width="3.2cm" svg:height="1.8cm" svg:x="12cm" svg:y="20.2cm">
          <text:p text:style-name="P1"><text:span text:style-name="T1">osfuncwin*</text:span></text:p>
          <text:p text:style-name="P1"><text:span text:style-name="T1">win specific</text:span></text:p>
        </draw:rect>
        <draw:rect draw:style-name="gr3" draw:text-style-name="P3" xml:id="id15" draw:id="id15" draw:layer="layout" svg:width="3cm" svg:height="1.2cm" svg:x="9.571cm" svg:y="23.513cm">
          <text:p text:style-name="P1"><text:span text:style-name="T1">wispecfolder</text:span></text:p>
          <text:p text:style-name="P1"><text:span text:style-name="T1">win32-Folder</text:span></text:p>
        </draw:rect>
        <draw:rect draw:style-name="gr7" draw:text-style-name="P6" xml:id="id11" draw:id="id11" draw:layer="layout" svg:width="2.7cm" svg:height="1.2cm" svg:x="16.5cm" svg:y="15.8cm">
          <text:p text:style-name="P1"><text:span text:style-name="T1">osxbase64</text:span><text:span text:style-name="T1"><text:line-break/></text:span><text:span text:style-name="T1">codierung</text:span></text:p>
        </draw:rect>
        <draw:rect draw:style-name="gr7" draw:text-style-name="P6" xml:id="id23" draw:id="id23" draw:layer="layout" svg:width="3.3cm" svg:height="1.2cm" svg:x="4.7cm" svg:y="26.8cm">
          <text:p text:style-name="P1"><text:span text:style-name="T1">blocksock</text:span></text:p>
          <text:p text:style-name="P1"><text:span text:style-name="T1">library</text:span></text:p>
        </draw:rect>
        <draw:rect draw:style-name="gr7" draw:text-style-name="P6" xml:id="id22" draw:id="id22" draw:layer="layout" svg:width="3cm" svg:height="1.2cm" svg:x="5cm" svg:y="25cm">
          <text:p text:style-name="P1"><text:span text:style-name="T1">ldapsend</text:span></text:p>
        </draw:rect>
        <draw:rect draw:style-name="gr7" draw:text-style-name="P6" draw:layer="layout" svg:width="3cm" svg:height="1.2cm" svg:x="16.5cm" svg:y="5.3cm">
          <text:p text:style-name="P1"><text:span text:style-name="T1">packdefs</text:span></text:p>
          <text:p text:style-name="P1"><text:span text:style-name="T1">zip-Interface</text:span></text:p>
        </draw:rect>
        <draw:rect draw:style-name="gr7" draw:text-style-name="P6" xml:id="id3" draw:id="id3" draw:layer="layout" svg:width="2.7cm" svg:height="1.5cm" svg:x="4.3cm" svg:y="14.5cm">
          <text:p text:style-name="P1"><text:span text:style-name="T1">superobject</text:span></text:p>
          <text:p text:style-name="P1"><text:span text:style-name="T1">JSON-Library</text:span></text:p>
        </draw:rect>
        <draw:rect draw:style-name="gr7" draw:text-style-name="P6" xml:id="id26" draw:id="id26" draw:layer="layout" svg:width="3cm" svg:height="1.2cm" svg:x="12cm" svg:y="26.8cm">
          <text:p text:style-name="P1"><text:span text:style-name="T1">synacode</text:span></text:p>
          <text:p text:style-name="P1"><text:span text:style-name="T1">library</text:span></text:p>
        </draw:rect>
        <draw:rect draw:style-name="gr7" draw:text-style-name="P6" xml:id="id27" draw:id="id27" draw:layer="layout" svg:width="3cm" svg:height="1.2cm" svg:x="15.5cm" svg:y="26.8cm">
          <text:p text:style-name="P1"><text:span text:style-name="T1">synautil</text:span></text:p>
          <text:p text:style-name="P1"><text:span text:style-name="T1">library</text:span></text:p>
        </draw:rect>
        <draw:rect draw:style-name="gr7" draw:text-style-name="P6" xml:id="id25" draw:id="id25" draw:layer="layout" svg:width="3cm" svg:height="1.2cm" svg:x="8.5cm" svg:y="26.8cm">
          <text:p text:style-name="P1"><text:span text:style-name="T1">synasock</text:span></text:p>
          <text:p text:style-name="P1"><text:span text:style-name="T1">library</text:span></text:p>
        </draw:rect>
        <draw:rect draw:style-name="gr7" draw:text-style-name="P6" xml:id="id10" draw:id="id10" draw:layer="layout" svg:width="3cm" svg:height="1.2cm" svg:x="16.5cm" svg:y="13.8cm">
          <text:p text:style-name="P1"><text:span text:style-name="T1">osencoding</text:span></text:p>
          <text:p text:style-name="P1"><text:span text:style-name="T1">library</text:span></text:p>
        </draw:rect>
        <draw:rect draw:style-name="gr7" draw:text-style-name="P6" xml:id="id19" draw:id="id19" draw:layer="layout" svg:width="3cm" svg:height="1.7cm" svg:x="16.5cm" svg:y="9.8cm">
          <text:p text:style-name="P1"><text:span text:style-name="T1">versionInfoX</text:span></text:p>
          <text:p text:style-name="P1"><text:span text:style-name="T1">interne</text:span></text:p>
          <text:p text:style-name="P1"><text:span text:style-name="T1">Versionsinfos</text:span></text:p>
        </draw:rect>
        <draw:rect draw:style-name="gr3" draw:text-style-name="P3" xml:id="id7" draw:id="id7" draw:layer="layout" svg:width="3.1cm" svg:height="1.5cm" svg:x="4cm" svg:y="8cm">
          <text:p text:style-name="P1"><text:span text:style-name="T1">osbatchgui</text:span></text:p>
          <text:p text:style-name="P1"><text:span text:style-name="T1">non interactive</text:span></text:p>
          <text:p text:style-name="P1"><text:span text:style-name="T1">screen</text:span></text:p>
        </draw:rect>
        <draw:rect draw:style-name="gr3" draw:text-style-name="P3" xml:id="id4" draw:id="id4" draw:layer="layout" svg:width="4cm" svg:height="2cm" svg:x="10cm" svg:y="13.5cm">
          <text:p text:style-name="P1"><text:span text:style-name="T1">osfunc</text:span></text:p>
          <text:p text:style-name="P1"><text:span text:style-name="T1">central functions</text:span></text:p>
        </draw:rect>
        <draw:rect draw:style-name="gr3" draw:text-style-name="P3" xml:id="id14" draw:id="id14" draw:layer="layout" svg:width="2.1cm" svg:height="1.7cm" svg:x="16.9cm" svg:y="18.3cm">
          <text:p text:style-name="P1"><text:span text:style-name="T1">oslocale</text:span></text:p>
          <text:p text:style-name="P1"><text:span text:style-name="T1">locale</text:span></text:p>
          <text:p text:style-name="P1"><text:span text:style-name="T1">converter</text:span></text:p>
        </draw:rect>
        <draw:rect draw:style-name="gr3" draw:text-style-name="P3" xml:id="id5" draw:id="id5" draw:layer="layout" svg:width="4.3cm" svg:height="1.6cm" svg:x="4cm" svg:y="10cm">
          <text:p text:style-name="P1"><text:span text:style-name="T1">osinteractivegui</text:span></text:p>
          <text:p text:style-name="P1"><text:span text:style-name="T1">interactive interface</text:span></text:p>
        </draw:rect>
        <draw:rect draw:style-name="gr8" draw:text-style-name="P7" draw:layer="layout" svg:width="3.5cm" svg:height="1.2cm" svg:x="2.5cm" svg:y="1.3cm">
          <text:p text:style-name="P1"><text:span text:style-name="T1">wimemo</text:span></text:p>
          <text:p text:style-name="P1"><text:span text:style-name="T1">show file <text:s/>dialog</text:span></text:p>
        </draw:rect>
        <draw:rect draw:style-name="gr8" draw:text-style-name="P7" draw:layer="layout" svg:width="5.5cm" svg:height="1.2cm" svg:x="3.5cm" svg:y="2.8cm">
          <text:p text:style-name="P1"><text:span text:style-name="T1">osmessagedialog</text:span></text:p>
          <text:p text:style-name="P1"><text:span text:style-name="T1">(Error) message <text:s/>dialog</text:span></text:p>
        </draw:rect>
        <draw:rect draw:style-name="gr3" draw:text-style-name="P3" xml:id="id1" draw:id="id1" draw:layer="layout" svg:width="4.3cm" svg:height="1.6cm" svg:x="4.2cm" svg:y="16.4cm">
          <text:p text:style-name="P1"><text:span text:style-name="T1">oswebservice</text:span></text:p>
          <text:p text:style-name="P1"><text:span text:style-name="T1">opsi Serviccall</text:span></text:p>
        </draw:rect>
        <draw:rect draw:style-name="gr9" draw:text-style-name="P9" xml:id="id13" draw:id="id13" draw:layer="layout" svg:width="5.5cm" svg:height="1.5cm" svg:x="5cm" svg:y="20.5cm">
          <text:p text:style-name="P8"><text:span text:style-name="T1">osfunclin*</text:span></text:p>
          <text:p text:style-name="P1"><text:span text:style-name="T1">linux specific</text:span></text:p>
        </draw:rect>
        <draw:rect draw:style-name="gr8" draw:text-style-name="P7" draw:layer="layout" svg:width="4.5cm" svg:height="1.5cm" svg:x="4cm" svg:y="4.5cm">
          <text:p text:style-name="P1"><text:span text:style-name="T1">osservicepassdlg</text:span></text:p>
          <text:p text:style-name="P1"><text:span text:style-name="T1">password dialog</text:span></text:p>
        </draw:rect>
        <draw:rect draw:style-name="gr8" draw:text-style-name="P7" draw:layer="layout" svg:width="4cm" svg:height="1.2cm" svg:x="7cm" svg:y="1.3cm">
          <text:p text:style-name="P1"><text:span text:style-name="T1">osshowlog</text:span></text:p>
          <text:p text:style-name="P1"><text:span text:style-name="T1">log file viewer</text:span></text:p>
        </draw:rect>
        <draw:rect draw:style-name="gr3" draw:text-style-name="P3" xml:id="id20" draw:id="id20" draw:layer="layout" svg:width="4.5cm" svg:height="1.2cm" svg:x="15cm" svg:y="12cm">
          <text:p text:style-name="P1"><text:span text:style-name="T1">osswaudit</text:span></text:p>
          <text:p text:style-name="P1"><text:span text:style-name="T1">swaudit functions</text:span></text:p>
        </draw:rect>
        <draw:rect draw:style-name="gr7" draw:text-style-name="P6" draw:layer="layout" svg:width="3cm" svg:height="1.2cm" svg:x="16.5cm" svg:y="3.8cm">
          <text:p text:style-name="P1"><text:span text:style-name="T1">zipinter</text:span></text:p>
          <text:p text:style-name="P1"><text:span text:style-name="T1">zip-Interface</text:span></text:p>
        </draw:rect>
        <draw:rect draw:style-name="gr7" draw:text-style-name="P6" draw:layer="layout" svg:width="3cm" svg:height="1.2cm" svg:x="4cm" svg:y="6.5cm">
          <text:p text:style-name="P1"><text:span text:style-name="T1">QProgBar</text:span></text:p>
          <text:p text:style-name="P1"><text:span text:style-name="T1">component</text:span></text:p>
        </draw:rect>
        <draw:custom-shape draw:style-name="gr5" draw:text-style-name="P4" xml:id="id18" draw:id="id18" draw:layer="layout" svg:width="2cm" svg:height="2.5cm" svg:x="17.5cm" svg:y="1cm">
          <text:p text:style-name="P1"><text:span text:style-name="T1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6" draw:layer="layout" draw:type="curve" svg:x1="4.2cm" svg:y1="17.2cm" svg:x2="2.35cm" svg:y2="16cm" draw:start-shape="id1" draw:start-glue-point="3" draw:end-shape="id2" draw:end-glue-point="2" svg:d="M4200 17200c-1234 0-1850-400-1850-1200" svg:viewBox="0 0 1851 1201">
          <text:p/>
        </draw:connector>
        <draw:connector draw:style-name="gr10" draw:text-style-name="P6" draw:layer="layout" draw:type="curve" svg:x1="6.35cm" svg:y1="16.4cm" svg:x2="5.65cm" svg:y2="16cm" draw:start-shape="id1" draw:start-glue-point="0" draw:end-shape="id3" draw:end-glue-point="2" svg:d="M6350 16400c0-300-700-100-700-400" svg:viewBox="0 0 701 401">
          <text:p/>
        </draw:connector>
        <draw:connector draw:style-name="gr10" draw:text-style-name="P6" draw:layer="layout" draw:type="curve" svg:x1="12cm" svg:y1="15.5cm" svg:x2="8.5cm" svg:y2="17.2cm" draw:start-shape="id4" draw:start-glue-point="2" draw:end-shape="id1" draw:end-glue-point="1" svg:d="M12000 15500c0 1134-1166 1700-3500 1700" svg:viewBox="0 0 3501 1701">
          <text:p/>
        </draw:connector>
        <draw:connector draw:style-name="gr10" draw:text-style-name="P6" draw:layer="layout" draw:type="curve" svg:x1="8.3cm" svg:y1="10.8cm" svg:x2="8.5cm" svg:y2="7.3cm" draw:start-shape="id5" draw:start-glue-point="1" draw:end-shape="id6" draw:end-glue-point="3" svg:d="M8300 10800c751 0 501-1750 100-1750s-651-1750 100-1750" svg:viewBox="0 0 769 3501">
          <text:p/>
        </draw:connector>
        <draw:connector draw:style-name="gr10" draw:text-style-name="P6" draw:layer="layout" draw:type="curve" svg:x1="4cm" svg:y1="8.75cm" svg:x2="2.4cm" svg:y2="4.5cm" draw:start-shape="id7" draw:start-glue-point="3" draw:end-shape="id8" draw:end-glue-point="2" svg:d="M4000 8750c-1067 0-1600-1416-1600-4250" svg:viewBox="0 0 1601 4251">
          <text:p/>
        </draw:connector>
        <draw:connector draw:style-name="gr10" draw:text-style-name="P6" xml:id="id29" draw:id="id29" draw:layer="layout" draw:type="curve" svg:x1="4cm" svg:y1="10.8cm" svg:x2="2.4cm" svg:y2="4.5cm" draw:start-shape="id5" draw:start-glue-point="3" draw:end-shape="id8" draw:end-glue-point="2" svg:d="M4000 10800c-1067 0-1600-2100-1600-6300" svg:viewBox="0 0 1601 6301">
          <text:p/>
        </draw:connector>
        <draw:connector draw:style-name="gr10" draw:text-style-name="P6" draw:layer="layout" draw:type="curve" svg:x1="11.7cm" svg:y1="11cm" svg:x2="12cm" svg:y2="13.5cm" draw:start-shape="id9" draw:start-glue-point="2" draw:end-shape="id4" draw:end-glue-point="0" svg:d="M11700 11000c0 1875 300 625 300 2500" svg:viewBox="0 0 301 2501">
          <text:p/>
        </draw:connector>
        <draw:connector draw:style-name="gr10" draw:text-style-name="P6" draw:layer="layout" draw:type="curve" svg:x1="14cm" svg:y1="14.5cm" svg:x2="16.5cm" svg:y2="14.4cm" draw:start-shape="id4" draw:start-glue-point="1" draw:end-shape="id10" draw:end-glue-point="3" svg:d="M14000 14500c1875 0 625-100 2500-100" svg:viewBox="0 0 2501 101">
          <text:p/>
        </draw:connector>
        <draw:connector draw:style-name="gr10" draw:text-style-name="P6" draw:layer="layout" draw:type="curve" svg:x1="14cm" svg:y1="14.5cm" svg:x2="16.5cm" svg:y2="16.4cm" draw:start-shape="id4" draw:end-shape="id11" draw:end-glue-point="3" svg:d="M14000 14500c1875 0 625 1900 2500 1900" svg:viewBox="0 0 2501 1901">
          <text:p/>
        </draw:connector>
        <draw:connector draw:style-name="gr10" draw:text-style-name="P6" draw:layer="layout" draw:type="curve" svg:x1="14cm" svg:y1="14.5cm" svg:x2="12cm" svg:y2="21.1cm" draw:start-shape="id4" draw:start-glue-point="1" draw:end-shape="id12" draw:end-glue-point="3" svg:d="M14000 14500c751 0 501 3350-1000 3350s-1751 3250-1000 3250" svg:viewBox="0 0 2821 6601">
          <text:p/>
        </draw:connector>
        <draw:connector draw:style-name="gr10" draw:text-style-name="P6" draw:layer="layout" draw:type="curve" svg:x1="14cm" svg:y1="14.5cm" svg:x2="7.75cm" svg:y2="20.5cm" draw:start-shape="id4" draw:start-glue-point="1" draw:end-shape="id13" draw:end-glue-point="0" svg:d="M14000 14500c751 0 626 1750-1124 2313s-5126-63-5126 3687" svg:viewBox="0 0 6687 6001">
          <text:p/>
        </draw:connector>
        <draw:connector draw:style-name="gr10" draw:text-style-name="P6" draw:layer="layout" draw:type="curve" svg:x1="14cm" svg:y1="14.5cm" svg:x2="17.95cm" svg:y2="18.3cm" draw:start-shape="id4" draw:start-glue-point="1" draw:end-shape="id14" draw:end-glue-point="0" svg:d="M14000 14500c2634 0 3950 1266 3950 3800" svg:viewBox="0 0 3951 3801">
          <text:p/>
        </draw:connector>
        <draw:connector draw:style-name="gr10" draw:text-style-name="P6" xml:id="id16" draw:id="id16" draw:layer="layout" draw:type="curve" draw:line-skew="2.674cm" svg:x1="14.401cm" svg:y1="14.438cm" svg:x2="12.571cm" svg:y2="24.113cm" draw:end-shape="id15" svg:d="M14401 14438c3015 0 3930 9675-1830 9675" svg:viewBox="0 0 4216 9676">
          <text:p/>
        </draw:connector>
        <draw:connector draw:style-name="gr10" draw:text-style-name="P6" draw:layer="layout" draw:type="curve" svg:x1="14.401cm" svg:y1="14.438cm" svg:x2="16.447cm" svg:y2="24.631cm" draw:start-shape="id16" draw:start-glue-point="2" draw:end-shape="id17" draw:end-glue-point="1" svg:d="M14401 14438c0-862 1502-719 2373 2045s1110 8148-327 8148" svg:viewBox="0 0 3076 10661">
          <text:p/>
        </draw:connector>
        <draw:connector draw:style-name="gr10" draw:text-style-name="P6" draw:layer="layout" draw:type="curve" svg:x1="17.5cm" svg:y1="2.25cm" svg:x2="12cm" svg:y2="13.5cm" draw:start-shape="id18" draw:start-glue-point="6" draw:end-shape="id4" draw:end-glue-point="0" svg:d="M17500 2250c-3667 0-5500 3750-5500 11250" svg:viewBox="0 0 5501 11251">
          <text:p/>
        </draw:connector>
        <draw:connector draw:style-name="gr10" draw:text-style-name="P6" draw:layer="layout" draw:type="curve" svg:x1="16.5cm" svg:y1="10.65cm" svg:x2="14.401cm" svg:y2="14.438cm" draw:start-shape="id19" draw:start-glue-point="3" draw:end-shape="id16" draw:end-glue-point="2" svg:d="M16500 10650c-1400 0-2099 1262-2099 3788" svg:viewBox="0 0 2100 3789">
          <text:p/>
        </draw:connector>
        <draw:connector draw:style-name="gr10" draw:text-style-name="P6" draw:layer="layout" draw:type="curve" svg:x1="17.25cm" svg:y1="13.2cm" svg:x2="14.401cm" svg:y2="14.438cm" draw:start-shape="id20" draw:start-glue-point="2" draw:end-shape="id16" draw:end-glue-point="2" svg:d="M17250 13200c0 873-2849 254-2849 1238" svg:viewBox="0 0 2850 1239">
          <text:p/>
        </draw:connector>
        <draw:connector draw:style-name="gr10" draw:text-style-name="P6" draw:layer="layout" draw:type="curve" svg:x1="11.071cm" svg:y1="24.713cm" svg:x2="15.247cm" svg:y2="23.881cm" draw:start-shape="id15" draw:start-glue-point="2" draw:end-shape="id17" draw:end-glue-point="0" svg:d="M11071 24713c0 751 2227 501 2227-416s1949-1167 1949-416" svg:viewBox="0 0 4177 1717">
          <text:p/>
        </draw:connector>
        <draw:connector draw:style-name="gr10" draw:text-style-name="P6" draw:layer="layout" draw:type="curve" svg:x1="14.047cm" svg:y1="24.631cm" svg:x2="18.986cm" svg:y2="25.484cm" draw:start-shape="id17" draw:start-glue-point="3" draw:end-shape="id21" draw:end-glue-point="2" svg:d="M14047 24631c-786 0-655 678 776 1079s4163 527 4163-226" svg:viewBox="0 0 5419 1401">
          <text:p/>
        </draw:connector>
        <draw:connector draw:style-name="gr10" draw:text-style-name="P6" draw:layer="layout" draw:type="curve" svg:x1="8.3cm" svg:y1="10.8cm" svg:x2="8.5cm" svg:y2="17.2cm" draw:start-shape="id5" draw:start-glue-point="1" draw:end-shape="id1" svg:d="M8300 10800c1051 0 951 6400 200 6400" svg:viewBox="0 0 777 6401">
          <text:p/>
        </draw:connector>
        <draw:connector draw:style-name="gr10" draw:text-style-name="P6" draw:layer="layout" draw:type="curve" draw:line-skew="0.75cm" svg:x1="12cm" svg:y1="15.5cm" svg:x2="6.5cm" svg:y2="25cm" draw:start-shape="id4" draw:start-glue-point="2" draw:end-shape="id22" draw:end-glue-point="0" svg:d="M12000 15500c0 8250-5500 3500-5500 9500" svg:viewBox="0 0 5501 9501">
          <text:p/>
        </draw:connector>
        <draw:connector draw:style-name="gr10" draw:text-style-name="P6" xml:id="id28" draw:id="id28" draw:layer="layout" draw:type="curve" svg:x1="6.5cm" svg:y1="26.2cm" svg:x2="6.35cm" svg:y2="26.8cm" draw:start-shape="id22" draw:start-glue-point="2" draw:end-shape="id23" draw:end-glue-point="0" svg:d="M6500 26200c0 450-150 150-150 600" svg:viewBox="0 0 151 601">
          <text:p/>
        </draw:connector>
        <draw:connector draw:style-name="gr10" draw:text-style-name="P6" draw:layer="layout" draw:type="curve" svg:x1="5cm" svg:y1="25.6cm" svg:x2="2.3cm" svg:y2="26.8cm" draw:start-shape="id22" draw:start-glue-point="3" draw:end-shape="id24" draw:end-glue-point="0" svg:d="M5000 25600c-1800 0-2700 400-2700 1200" svg:viewBox="0 0 2701 1201">
          <text:p/>
        </draw:connector>
        <draw:connector draw:style-name="gr10" draw:text-style-name="P6" draw:layer="layout" draw:type="curve" svg:x1="10cm" svg:y1="26.8cm" svg:x2="13.5cm" svg:y2="26.8cm" draw:start-shape="id25" draw:start-glue-point="0" draw:end-shape="id26" draw:end-glue-point="0" svg:d="M10000 26800c0-751 3500-751 3500 0" svg:viewBox="0 0 3501 564">
          <text:p/>
        </draw:connector>
        <draw:connector draw:style-name="gr10" draw:text-style-name="P6" draw:layer="layout" draw:type="curve" svg:x1="13.5cm" svg:y1="26.8cm" svg:x2="17cm" svg:y2="26.8cm" draw:start-shape="id26" draw:start-glue-point="0" draw:end-shape="id27" draw:end-glue-point="0" svg:d="M13500 26800c0-751 3500-751 3500 0" svg:viewBox="0 0 3501 564">
          <text:p/>
        </draw:connector>
        <draw:connector draw:style-name="gr10" draw:text-style-name="P6" draw:layer="layout" draw:type="curve" draw:line-skew="0.775cm" svg:x1="6.425cm" svg:y1="26.5cm" svg:x2="10cm" svg:y2="26.8cm" draw:start-shape="id28" draw:start-glue-point="0" draw:end-shape="id25" draw:end-glue-point="0" svg:d="M6425 26500c0-37 3575-187 3575 300" svg:viewBox="0 0 3576 352">
          <text:p/>
        </draw:connector>
        <draw:rect draw:style-name="gr3" draw:text-style-name="P3" xml:id="id6" draw:id="id6" draw:layer="layout" svg:width="4.3cm" svg:height="1.6cm" svg:x="8.5cm" svg:y="6.5cm">
          <text:p text:style-name="P1"><text:span text:style-name="T1">osmain</text:span></text:p>
          <text:p text:style-name="P1"><text:span text:style-name="T1">main program</text:span></text:p>
        </draw:rect>
        <draw:connector draw:style-name="gr11" draw:text-style-name="P10" draw:layer="layout" draw:type="curve" svg:x1="7.1cm" svg:y1="8.75cm" svg:x2="8.5cm" svg:y2="7.3cm" draw:start-shape="id7" draw:start-glue-point="1" draw:end-shape="id6" draw:end-glue-point="3" svg:d="M7100 8750c1050 0 350-1450 1400-1450" svg:viewBox="0 0 1401 1451">
          <text:p/>
        </draw:connector>
        <draw:connector draw:style-name="gr11" draw:text-style-name="P10" draw:layer="layout" draw:type="curve" svg:x1="10.65cm" svg:y1="8.1cm" svg:x2="11.7cm" svg:y2="9cm" draw:start-shape="id6" draw:start-glue-point="2" draw:end-shape="id9" draw:end-glue-point="0" svg:d="M10650 8100c0 675 1050 225 1050 900" svg:viewBox="0 0 1051 901">
          <text:p/>
        </draw:connector>
        <draw:connector draw:style-name="gr11" draw:text-style-name="P10" draw:layer="layout" draw:type="curve" draw:line-skew="1.539cm" svg:x1="2.666cm" svg:y1="9.75cm" svg:x2="4cm" svg:y2="8.75cm" draw:start-shape="id29" draw:start-glue-point="0" draw:end-shape="id7" draw:end-glue-point="3" svg:d="M2666 9750c937 0 271-1000 1334-1000" svg:viewBox="0 0 1335 1001">
          <text:p/>
        </draw:connector>
        <draw:connector draw:style-name="gr11" draw:text-style-name="P10" draw:layer="layout" draw:type="curve" draw:line-skew="2.039cm" svg:x1="2.666cm" svg:y1="9.75cm" svg:x2="4cm" svg:y2="10.8cm" draw:start-shape="id29" draw:start-glue-point="0" draw:end-shape="id5" draw:end-glue-point="3" svg:d="M2666 9750c1687 0 1021 1050 1334 1050" svg:viewBox="0 0 1335 1051">
          <text:p/>
        </draw:connector>
        <draw:connector draw:style-name="gr11" draw:text-style-name="P10" draw:layer="layout" draw:type="curve" svg:x1="15.2cm" svg:y1="21.1cm" svg:x2="15.247cm" svg:y2="23.881cm" draw:start-shape="id12" draw:start-glue-point="1" draw:end-shape="id17" draw:end-glue-point="0" svg:d="M15200 21100c751 0 626 921 450 1264s-403 107-403 1517" svg:viewBox="0 0 585 2782">
          <text:p/>
        </draw:connector>
        <draw:connector draw:style-name="gr11" draw:text-style-name="P10" draw:layer="layout" draw:type="curve" svg:x1="16.447cm" svg:y1="24.631cm" svg:x2="17.936cm" svg:y2="24.734cm" draw:start-shape="id17" draw:start-glue-point="1" draw:end-shape="id21" draw:end-glue-point="3" svg:d="M16447 24631c1129 0 385 103 1489 103" svg:viewBox="0 0 1490 104">
          <text:p/>
        </draw:connector>
        <draw:connector draw:style-name="gr11" draw:text-style-name="P10" draw:layer="layout" draw:type="curve" svg:x1="15.2cm" svg:y1="21.1cm" svg:x2="18.986cm" svg:y2="23.984cm" draw:start-shape="id12" draw:start-glue-point="1" draw:end-shape="id21" draw:end-glue-point="0" svg:d="M15200 21100c2524 0 3786 961 3786 2884" svg:viewBox="0 0 3787 2885">
          <text:p/>
        </draw:connector>
        <draw:connector draw:style-name="gr11" draw:text-style-name="P10" draw:layer="layout" draw:type="curve" svg:x1="13.6cm" svg:y1="22cm" svg:x2="11.071cm" svg:y2="23.513cm" draw:start-shape="id12" draw:start-glue-point="2" draw:end-shape="id15" svg:d="M13600 22000c0 1135-2529 379-2529 1513" svg:viewBox="0 0 2530 1514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ellipse draw:style-name="gr1" draw:text-style-name="P2" xml:id="id31" draw:id="id31" draw:layer="layout" svg:width="2.7cm" svg:height="1.2cm" svg:x="1cm" svg:y="14.8cm">
          <text:p text:style-name="P12"><text:span text:style-name="T1">opsi-service</text:span></text:p>
        </draw:ellipse>
        <draw:ellipse draw:style-name="gr1" draw:text-style-name="P2" xml:id="id52" draw:id="id52" draw:layer="layout" svg:width="2.4cm" svg:height="1.2cm" svg:x="1.1cm" svg:y="26.8cm">
          <text:p text:style-name="P12"><text:span text:style-name="T1">LDAP</text:span></text:p>
        </draw:ellipse>
        <draw:custom-shape draw:style-name="gr13" draw:text-style-name="P2" draw:layer="layout" svg:width="2.1cm" svg:height="0.9cm" svg:x="12.4cm" svg:y="1.5cm">
          <text:p text:style-name="P12"><text:span text:style-name="T1">Log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3" draw:text-style-name="P3" draw:layer="layout" svg:width="1.8cm" svg:height="1.5cm" svg:x="12cm" svg:y="3cm">
          <text:p text:style-name="P12"><text:span text:style-name="T1">oslog</text:span></text:p>
          <text:p text:style-name="P12"><text:span text:style-name="T1"/></text:p>
          <text:p text:style-name="P12"><text:span text:style-name="T1">Logging</text:span></text:p>
        </draw:rect>
        <draw:custom-shape draw:style-name="gr14" draw:text-style-name="P4" xml:id="id38" draw:id="id38" draw:layer="layout" svg:width="1.8cm" svg:height="1.5cm" svg:x="1.5cm" svg:y="3cm">
          <text:p text:style-name="P12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49" draw:id="id49" draw:layer="layout" svg:width="2.1cm" svg:height="1.5cm" svg:x="1.4cm" svg:y="20.5cm">
          <text:p text:style-name="P12"><text:span text:style-name="T1">win-AP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rect draw:style-name="gr3" draw:text-style-name="P3" xml:id="id45" draw:id="id45" draw:layer="layout" svg:width="2.4cm" svg:height="1.5cm" svg:x="4.5cm" svg:y="21.5cm">
          <text:p text:style-name="P12"><text:span text:style-name="T1">DSIWin32</text:span></text:p>
          <text:p text:style-name="P12"><text:span text:style-name="T1">API-Wrapper</text:span></text:p>
        </draw:rect>
        <draw:custom-shape draw:style-name="gr16" draw:text-style-name="P4" xml:id="id34" draw:id="id34" draw:layer="layout" svg:width="1.8cm" svg:height="1.8cm" svg:x="1.2cm" svg:y="10cm">
          <text:p text:style-name="P12"><text:span text:style-name="T1">Scrip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3" draw:text-style-name="P3" xml:id="id36" draw:id="id36" draw:layer="layout" svg:width="3.6cm" svg:height="2cm" svg:x="9.9cm" svg:y="9cm">
          <text:p text:style-name="P12"><text:span text:style-name="T1">osparser</text:span></text:p>
          <text:p text:style-name="P12"><text:span text:style-name="T1">Parser</text:span></text:p>
        </draw:rect>
        <draw:rect draw:style-name="gr6" draw:text-style-name="P5" xml:id="id41" draw:id="id41" draw:layer="layout" svg:width="3.2cm" svg:height="1.8cm" svg:x="16.3cm" svg:y="17.7cm">
          <text:p text:style-name="P12"><text:span text:style-name="T1">windatamodul</text:span></text:p>
          <text:p text:style-name="P12"><text:span text:style-name="T1">Progman /DDE</text:span></text:p>
          <text:p text:style-name="P12"><text:span text:style-name="T1">IDAPI</text:span></text:p>
        </draw:rect>
        <draw:rect draw:style-name="gr3" draw:text-style-name="P3" xml:id="id43" draw:id="id43" draw:layer="layout" svg:width="3cm" svg:height="1.2cm" svg:x="4.5cm" svg:y="19.5cm">
          <text:p text:style-name="P12"><text:span text:style-name="T1">wispecfolder</text:span></text:p>
          <text:p text:style-name="P12"><text:span text:style-name="T1">win32-Folder</text:span></text:p>
        </draw:rect>
        <draw:rect draw:style-name="gr7" draw:text-style-name="P6" xml:id="id40" draw:id="id40" draw:layer="layout" svg:width="2.7cm" svg:height="1.2cm" svg:x="16.5cm" svg:y="15.8cm">
          <text:p text:style-name="P12"><text:span text:style-name="T1">base64</text:span><text:span text:style-name="T1"><text:line-break/></text:span><text:span text:style-name="T1">codierung</text:span></text:p>
        </draw:rect>
        <draw:rect draw:style-name="gr7" draw:text-style-name="P6" xml:id="id51" draw:id="id51" draw:layer="layout" svg:width="3.3cm" svg:height="1.2cm" svg:x="4.7cm" svg:y="26.8cm">
          <text:p text:style-name="P12"><text:span text:style-name="T1">blocksock</text:span></text:p>
          <text:p text:style-name="P12"><text:span text:style-name="T1">library</text:span></text:p>
        </draw:rect>
        <draw:rect draw:style-name="gr7" draw:text-style-name="P6" xml:id="id50" draw:id="id50" draw:layer="layout" svg:width="3cm" svg:height="1.2cm" svg:x="5cm" svg:y="25cm">
          <text:p text:style-name="P12"><text:span text:style-name="T1">ldapsend</text:span></text:p>
        </draw:rect>
        <draw:rect draw:style-name="gr7" draw:text-style-name="P6" draw:layer="layout" svg:width="3cm" svg:height="1.2cm" svg:x="16.5cm" svg:y="5.3cm">
          <text:p text:style-name="P12"><text:span text:style-name="T1">packdefs</text:span></text:p>
          <text:p text:style-name="P12"><text:span text:style-name="T1">zip-Interface</text:span></text:p>
        </draw:rect>
        <draw:rect draw:style-name="gr7" draw:text-style-name="P6" xml:id="id32" draw:id="id32" draw:layer="layout" svg:width="2.7cm" svg:height="1.5cm" svg:x="4.3cm" svg:y="14cm">
          <text:p text:style-name="P12"><text:span text:style-name="T1">superobject</text:span></text:p>
          <text:p text:style-name="P12"><text:span text:style-name="T1">JSON-Library</text:span></text:p>
        </draw:rect>
        <draw:rect draw:style-name="gr7" draw:text-style-name="P6" xml:id="id54" draw:id="id54" draw:layer="layout" svg:width="3cm" svg:height="1.2cm" svg:x="12cm" svg:y="26.8cm">
          <text:p text:style-name="P12"><text:span text:style-name="T1">synacode</text:span></text:p>
          <text:p text:style-name="P12"><text:span text:style-name="T1">library</text:span></text:p>
        </draw:rect>
        <draw:rect draw:style-name="gr7" draw:text-style-name="P6" xml:id="id55" draw:id="id55" draw:layer="layout" svg:width="3cm" svg:height="1.2cm" svg:x="15.5cm" svg:y="26.8cm">
          <text:p text:style-name="P12"><text:span text:style-name="T1">synautil</text:span></text:p>
          <text:p text:style-name="P12"><text:span text:style-name="T1">library</text:span></text:p>
        </draw:rect>
        <draw:rect draw:style-name="gr7" draw:text-style-name="P6" xml:id="id53" draw:id="id53" draw:layer="layout" svg:width="3cm" svg:height="1.2cm" svg:x="8.5cm" svg:y="26.8cm">
          <text:p text:style-name="P12"><text:span text:style-name="T1">synasock</text:span></text:p>
          <text:p text:style-name="P12"><text:span text:style-name="T1">library</text:span></text:p>
        </draw:rect>
        <draw:rect draw:style-name="gr7" draw:text-style-name="P6" xml:id="id39" draw:id="id39" draw:layer="layout" svg:width="3cm" svg:height="1.2cm" svg:x="16.5cm" svg:y="13.8cm">
          <text:p text:style-name="P12"><text:span text:style-name="T1">unicode</text:span></text:p>
          <text:p text:style-name="P12"><text:span text:style-name="T1">library</text:span></text:p>
        </draw:rect>
        <draw:rect draw:style-name="gr7" draw:text-style-name="P6" xml:id="id47" draw:id="id47" draw:layer="layout" svg:width="3cm" svg:height="1.7cm" svg:x="16.5cm" svg:y="9.8cm">
          <text:p text:style-name="P12"><text:span text:style-name="T1">versionInfoX</text:span></text:p>
          <text:p text:style-name="P12"><text:span text:style-name="T1">interne</text:span></text:p>
          <text:p text:style-name="P12"><text:span text:style-name="T1">Versionsinfos</text:span></text:p>
        </draw:rect>
        <draw:rect draw:style-name="gr3" draw:text-style-name="P3" xml:id="id37" draw:id="id37" draw:layer="layout" svg:width="3.1cm" svg:height="1.5cm" svg:x="4cm" svg:y="8cm">
          <text:p text:style-name="P12"><text:span text:style-name="T1">osbatchgui</text:span></text:p>
          <text:p text:style-name="P12"><text:span text:style-name="T1">non interactive</text:span></text:p>
          <text:p text:style-name="P12"><text:span text:style-name="T1">screen</text:span></text:p>
        </draw:rect>
        <draw:rect draw:style-name="gr3" draw:text-style-name="P3" xml:id="id33" draw:id="id33" draw:layer="layout" svg:width="4cm" svg:height="2cm" svg:x="10cm" svg:y="13.5cm">
          <text:p text:style-name="P12"><text:span text:style-name="T1">osfunc</text:span></text:p>
          <text:p text:style-name="P12"><text:span text:style-name="T1">central functions</text:span></text:p>
        </draw:rect>
        <draw:rect draw:style-name="gr3" draw:text-style-name="P3" xml:id="id42" draw:id="id42" draw:layer="layout" svg:width="2.1cm" svg:height="1.7cm" svg:x="10.5cm" svg:y="20.3cm">
          <text:p text:style-name="P12"><text:span text:style-name="T1">oslocale</text:span></text:p>
          <text:p text:style-name="P12"><text:span text:style-name="T1">locale</text:span></text:p>
          <text:p text:style-name="P12"><text:span text:style-name="T1">converter</text:span></text:p>
        </draw:rect>
        <draw:rect draw:style-name="gr3" draw:text-style-name="P3" xml:id="id35" draw:id="id35" draw:layer="layout" svg:width="4.3cm" svg:height="1.6cm" svg:x="4cm" svg:y="10cm">
          <text:p text:style-name="P12"><text:span text:style-name="T1">osinteractivegui</text:span></text:p>
          <text:p text:style-name="P12"><text:span text:style-name="T1"/></text:p>
          <text:p text:style-name="P12"><text:span text:style-name="T1">interactive interface</text:span></text:p>
        </draw:rect>
        <draw:rect draw:style-name="gr8" draw:text-style-name="P7" draw:layer="layout" svg:width="3.5cm" svg:height="1.2cm" svg:x="2.5cm" svg:y="1.3cm">
          <text:p text:style-name="P12"><text:span text:style-name="T1">wimemo</text:span></text:p>
          <text:p text:style-name="P12"><text:span text:style-name="T1">show file <text:s/>dialog</text:span></text:p>
        </draw:rect>
        <draw:rect draw:style-name="gr8" draw:text-style-name="P7" draw:layer="layout" svg:width="5.5cm" svg:height="1.2cm" svg:x="3.5cm" svg:y="2.8cm">
          <text:p text:style-name="P12"><text:span text:style-name="T1">osmessagedialog</text:span></text:p>
          <text:p text:style-name="P12"><text:span text:style-name="T1">(Error) message <text:s/>dialog</text:span></text:p>
        </draw:rect>
        <draw:rect draw:style-name="gr3" draw:text-style-name="P3" xml:id="id30" draw:id="id30" draw:layer="layout" svg:width="4.3cm" svg:height="1.6cm" svg:x="4.2cm" svg:y="16.4cm">
          <text:p text:style-name="P12"><text:span text:style-name="T1">oswebservice</text:span></text:p>
          <text:p text:style-name="P12"><text:span text:style-name="T1">opsi-JSON</text:span></text:p>
          <text:p text:style-name="P12"><text:span text:style-name="T1">opsi Serviccall</text:span></text:p>
        </draw:rect>
        <draw:rect draw:style-name="gr8" draw:text-style-name="P7" draw:layer="layout" svg:width="4.5cm" svg:height="1.5cm" svg:x="4cm" svg:y="4.5cm">
          <text:p text:style-name="P12"><text:span text:style-name="T1">osservicpassword</text:span></text:p>
          <text:p text:style-name="P12"><text:span text:style-name="T1">password dialog</text:span></text:p>
        </draw:rect>
        <draw:rect draw:style-name="gr8" draw:text-style-name="P7" draw:layer="layout" svg:width="4cm" svg:height="1.2cm" svg:x="7cm" svg:y="1.3cm">
          <text:p text:style-name="P12"><text:span text:style-name="T1">osshowlog</text:span></text:p>
          <text:p text:style-name="P12"><text:span text:style-name="T1">log file viewer</text:span></text:p>
        </draw:rect>
        <draw:rect draw:style-name="gr3" draw:text-style-name="P3" xml:id="id48" draw:id="id48" draw:layer="layout" svg:width="4.5cm" svg:height="1.2cm" svg:x="15cm" svg:y="12cm">
          <text:p text:style-name="P12"><text:span text:style-name="T1">wiswaudit</text:span></text:p>
          <text:p text:style-name="P12"><text:span text:style-name="T1">swaudit functions</text:span></text:p>
        </draw:rect>
        <draw:rect draw:style-name="gr7" draw:text-style-name="P6" draw:layer="layout" svg:width="3cm" svg:height="1.2cm" svg:x="16.5cm" svg:y="3.8cm">
          <text:p text:style-name="P12"><text:span text:style-name="T1">zipinter</text:span></text:p>
          <text:p text:style-name="P12"><text:span text:style-name="T1">zip-Interface</text:span></text:p>
        </draw:rect>
        <draw:rect draw:style-name="gr7" draw:text-style-name="P6" draw:layer="layout" svg:width="3cm" svg:height="1.2cm" svg:x="4cm" svg:y="6.5cm">
          <text:p text:style-name="P12"><text:span text:style-name="T1">QProgBar</text:span></text:p>
          <text:p text:style-name="P12"><text:span text:style-name="T1">component</text:span></text:p>
        </draw:rect>
        <draw:custom-shape draw:style-name="gr17" draw:text-style-name="P4" xml:id="id46" draw:id="id46" draw:layer="layout" svg:width="2cm" svg:height="2.5cm" svg:x="17.5cm" svg:y="1cm">
          <text:p text:style-name="P12"><text:span text:style-name="T1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6" draw:layer="layout" draw:type="curve" svg:x1="4.2cm" svg:y1="17.2cm" svg:x2="2.35cm" svg:y2="16cm" draw:start-shape="id30" draw:start-glue-point="3" draw:end-shape="id31" draw:end-glue-point="2" svg:d="M4200 17200c-1234 0-1850-400-1850-1200" svg:viewBox="0 0 1851 1201">
          <text:p/>
        </draw:connector>
        <draw:connector draw:style-name="gr10" draw:text-style-name="P6" draw:layer="layout" draw:type="curve" svg:x1="6.35cm" svg:y1="16.4cm" svg:x2="5.65cm" svg:y2="15.5cm" draw:start-shape="id30" draw:start-glue-point="0" draw:end-shape="id32" draw:end-glue-point="2" svg:d="M6350 16400c0-675-700-225-700-900" svg:viewBox="0 0 701 901">
          <text:p/>
        </draw:connector>
        <draw:connector draw:style-name="gr10" draw:text-style-name="P6" draw:layer="layout" draw:type="curve" svg:x1="12cm" svg:y1="15.5cm" svg:x2="8.5cm" svg:y2="17.2cm" draw:start-shape="id33" draw:start-glue-point="2" draw:end-shape="id30" draw:end-glue-point="1" svg:d="M12000 15500c0 1134-1166 1700-3500 1700" svg:viewBox="0 0 3501 1701">
          <text:p/>
        </draw:connector>
        <draw:connector draw:style-name="gr10" draw:text-style-name="P6" draw:layer="layout" draw:type="curve" svg:x1="2.817cm" svg:y1="10.9cm" svg:x2="4cm" svg:y2="10.8cm" draw:start-shape="id34" draw:start-glue-point="9" draw:end-shape="id35" draw:end-glue-point="3" svg:d="M2817 10900c1026 0 435-100 1183-100" svg:viewBox="0 0 1184 101">
          <text:p/>
        </draw:connector>
        <draw:connector draw:style-name="gr10" draw:text-style-name="P6" draw:layer="layout" draw:type="curve" svg:x1="8.3cm" svg:y1="10.8cm" svg:x2="9.9cm" svg:y2="10cm" draw:start-shape="id35" draw:start-glue-point="1" draw:end-shape="id36" draw:end-glue-point="3" svg:d="M8300 10800c1200 0 400-800 1600-800" svg:viewBox="0 0 1601 801">
          <text:p/>
        </draw:connector>
        <draw:connector draw:style-name="gr10" draw:text-style-name="P6" draw:layer="layout" draw:type="curve" svg:x1="4cm" svg:y1="8.75cm" svg:x2="2.4cm" svg:y2="4.5cm" draw:start-shape="id37" draw:start-glue-point="3" draw:end-shape="id38" draw:end-glue-point="2" svg:d="M4000 8750c-1067 0-1600-1416-1600-4250" svg:viewBox="0 0 1601 4251">
          <text:p/>
        </draw:connector>
        <draw:connector draw:style-name="gr10" draw:text-style-name="P6" draw:layer="layout" draw:type="curve" svg:x1="4cm" svg:y1="10.8cm" svg:x2="2.4cm" svg:y2="4.5cm" draw:start-shape="id35" draw:start-glue-point="3" draw:end-shape="id38" draw:end-glue-point="2" svg:d="M4000 10800c-1067 0-1600-2100-1600-6300" svg:viewBox="0 0 1601 6301">
          <text:p/>
        </draw:connector>
        <draw:connector draw:style-name="gr10" draw:text-style-name="P6" draw:layer="layout" draw:type="curve" svg:x1="11.7cm" svg:y1="11cm" svg:x2="12cm" svg:y2="13.5cm" draw:start-shape="id36" draw:start-glue-point="2" draw:end-shape="id33" draw:end-glue-point="0" svg:d="M11700 11000c0 1875 300 625 300 2500" svg:viewBox="0 0 301 2501">
          <text:p/>
        </draw:connector>
        <draw:connector draw:style-name="gr10" draw:text-style-name="P6" draw:layer="layout" draw:type="curve" svg:x1="14cm" svg:y1="14.5cm" svg:x2="16.5cm" svg:y2="14.4cm" draw:start-shape="id33" draw:start-glue-point="1" draw:end-shape="id39" draw:end-glue-point="3" svg:d="M14000 14500c1875 0 625-100 2500-100" svg:viewBox="0 0 2501 101">
          <text:p/>
        </draw:connector>
        <draw:connector draw:style-name="gr10" draw:text-style-name="P6" draw:layer="layout" draw:type="curve" svg:x1="14cm" svg:y1="14.5cm" svg:x2="16.5cm" svg:y2="16.4cm" draw:start-shape="id33" draw:end-shape="id40" draw:end-glue-point="3" svg:d="M14000 14500c1875 0 625 1900 2500 1900" svg:viewBox="0 0 2501 1901">
          <text:p/>
        </draw:connector>
        <draw:connector draw:style-name="gr10" draw:text-style-name="P6" draw:layer="layout" draw:type="curve" svg:x1="14cm" svg:y1="14.5cm" svg:x2="16.3cm" svg:y2="18.6cm" draw:start-shape="id33" draw:start-glue-point="1" draw:end-shape="id41" draw:end-glue-point="3" svg:d="M14000 14500c1725 0 575 4100 2300 4100" svg:viewBox="0 0 2301 4101">
          <text:p/>
        </draw:connector>
        <draw:connector draw:style-name="gr10" draw:text-style-name="P6" draw:layer="layout" draw:type="curve" svg:x1="14cm" svg:y1="14.5cm" svg:x2="11.55cm" svg:y2="20.3cm" draw:start-shape="id33" draw:start-glue-point="1" draw:end-shape="id42" draw:end-glue-point="0" svg:d="M14000 14500c751 0 626 1700-174 2250s-2276-50-2276 3550" svg:viewBox="0 0 2951 5801">
          <text:p/>
        </draw:connector>
        <draw:connector draw:style-name="gr10" draw:text-style-name="P6" xml:id="id44" draw:id="id44" draw:layer="layout" draw:type="curve" draw:line-skew="2.674cm" svg:x1="14.401cm" svg:y1="14.438cm" svg:x2="7.5cm" svg:y2="20.1cm" draw:end-shape="id43" svg:d="M14401 14438c-789 0 2661 5662-6901 5662" svg:viewBox="0 0 6902 5663">
          <text:p/>
        </draw:connector>
        <draw:connector draw:style-name="gr10" draw:text-style-name="P6" draw:layer="layout" draw:type="curve" svg:x1="14.401cm" svg:y1="14.438cm" svg:x2="6.9cm" svg:y2="22.25cm" draw:start-shape="id44" draw:start-glue-point="2" draw:end-shape="id45" draw:end-glue-point="1" svg:d="M14401 14438c1179 0 4929 7812-7501 7812" svg:viewBox="0 0 8959 7813">
          <text:p/>
        </draw:connector>
        <draw:connector draw:style-name="gr10" draw:text-style-name="P6" draw:layer="layout" draw:type="curve" svg:x1="17.5cm" svg:y1="2.25cm" svg:x2="12cm" svg:y2="13.5cm" draw:start-shape="id46" draw:start-glue-point="6" draw:end-shape="id33" draw:end-glue-point="0" svg:d="M17500 2250c-3667 0-5500 3750-5500 11250" svg:viewBox="0 0 5501 11251">
          <text:p/>
        </draw:connector>
        <draw:connector draw:style-name="gr10" draw:text-style-name="P6" draw:layer="layout" draw:type="curve" svg:x1="16.5cm" svg:y1="10.65cm" svg:x2="14.401cm" svg:y2="14.438cm" draw:start-shape="id47" draw:start-glue-point="3" draw:end-shape="id44" draw:end-glue-point="2" svg:d="M16500 10650c-1360 0-311 3788-2099 3788" svg:viewBox="0 0 2100 3789">
          <text:p/>
        </draw:connector>
        <draw:connector draw:style-name="gr10" draw:text-style-name="P6" draw:layer="layout" draw:type="curve" svg:x1="17.25cm" svg:y1="13.2cm" svg:x2="14.401cm" svg:y2="14.438cm" draw:start-shape="id48" draw:start-glue-point="2" draw:end-shape="id44" draw:end-glue-point="2" svg:d="M17250 13200c0 930-2849 311-2849 1238" svg:viewBox="0 0 2850 1239">
          <text:p/>
        </draw:connector>
        <draw:connector draw:style-name="gr10" draw:text-style-name="P6" draw:layer="layout" draw:type="curve" svg:x1="6cm" svg:y1="20.7cm" svg:x2="5.7cm" svg:y2="21.5cm" draw:start-shape="id43" draw:start-glue-point="2" draw:end-shape="id45" draw:end-glue-point="0" svg:d="M6000 20700c0 600-300 200-300 800" svg:viewBox="0 0 301 801">
          <text:p/>
        </draw:connector>
        <draw:connector draw:style-name="gr10" draw:text-style-name="P6" draw:layer="layout" draw:type="curve" svg:x1="4.5cm" svg:y1="22.25cm" svg:x2="2.45cm" svg:y2="22cm" draw:start-shape="id45" draw:start-glue-point="3" draw:end-shape="id49" draw:end-glue-point="2" svg:d="M4500 22250c-1367 0-2050-83-2050-250" svg:viewBox="0 0 2051 251">
          <text:p/>
        </draw:connector>
        <draw:connector draw:style-name="gr10" draw:text-style-name="P6" draw:layer="layout" draw:type="curve" svg:x1="12cm" svg:y1="15.5cm" svg:x2="3.5cm" svg:y2="21.25cm" draw:start-shape="id33" draw:start-glue-point="2" draw:end-shape="id49" draw:end-glue-point="1" svg:d="M12000 15500c0 3834-2833 5750-8500 5750" svg:viewBox="0 0 8501 5751">
          <text:p/>
        </draw:connector>
        <draw:connector draw:style-name="gr10" draw:text-style-name="P6" draw:layer="layout" draw:type="curve" svg:x1="8.3cm" svg:y1="10.8cm" svg:x2="8.5cm" svg:y2="17.2cm" draw:start-shape="id35" draw:start-glue-point="1" draw:end-shape="id30" svg:d="M8300 10800c1051 0 951 6400 200 6400" svg:viewBox="0 0 777 6401">
          <text:p/>
        </draw:connector>
        <draw:connector draw:style-name="gr10" draw:text-style-name="P6" draw:layer="layout" draw:type="curve" draw:line-skew="0.75cm" svg:x1="12cm" svg:y1="15.5cm" svg:x2="6.5cm" svg:y2="25cm" draw:start-shape="id33" draw:start-glue-point="2" draw:end-shape="id50" draw:end-glue-point="0" svg:d="M12000 15500c0 8250-5500 3500-5500 9500" svg:viewBox="0 0 5501 9501">
          <text:p/>
        </draw:connector>
        <draw:connector draw:style-name="gr10" draw:text-style-name="P6" xml:id="id56" draw:id="id56" draw:layer="layout" draw:type="curve" svg:x1="6.5cm" svg:y1="26.2cm" svg:x2="6.35cm" svg:y2="26.8cm" draw:start-shape="id50" draw:start-glue-point="2" draw:end-shape="id51" draw:end-glue-point="0" svg:d="M6500 26200c0 450-150 150-150 600" svg:viewBox="0 0 151 601">
          <text:p/>
        </draw:connector>
        <draw:connector draw:style-name="gr10" draw:text-style-name="P6" draw:layer="layout" draw:type="curve" svg:x1="5cm" svg:y1="25.6cm" svg:x2="2.3cm" svg:y2="26.8cm" draw:start-shape="id50" draw:start-glue-point="3" draw:end-shape="id52" draw:end-glue-point="0" svg:d="M5000 25600c-1800 0-2700 400-2700 1200" svg:viewBox="0 0 2701 1201">
          <text:p/>
        </draw:connector>
        <draw:connector draw:style-name="gr10" draw:text-style-name="P6" draw:layer="layout" draw:type="curve" svg:x1="10cm" svg:y1="26.8cm" svg:x2="13.5cm" svg:y2="26.8cm" draw:start-shape="id53" draw:start-glue-point="0" draw:end-shape="id54" draw:end-glue-point="0" svg:d="M10000 26800c0-751 3500-751 3500 0" svg:viewBox="0 0 3501 564">
          <text:p/>
        </draw:connector>
        <draw:connector draw:style-name="gr10" draw:text-style-name="P6" draw:layer="layout" draw:type="curve" svg:x1="13.5cm" svg:y1="26.8cm" svg:x2="17cm" svg:y2="26.8cm" draw:start-shape="id54" draw:start-glue-point="0" draw:end-shape="id55" draw:end-glue-point="0" svg:d="M13500 26800c0-751 3500-751 3500 0" svg:viewBox="0 0 3501 564">
          <text:p/>
        </draw:connector>
        <draw:connector draw:style-name="gr10" draw:text-style-name="P6" draw:layer="layout" draw:type="curve" draw:line-skew="0.775cm" svg:x1="6.425cm" svg:y1="26.5cm" svg:x2="10cm" svg:y2="26.8cm" draw:start-shape="id56" draw:start-glue-point="0" draw:end-shape="id53" draw:end-glue-point="0" svg:d="M6425 26500c0-37 3575-187 3575 300" svg:viewBox="0 0 3576 352">
          <text:p/>
        </draw:connector>
        <draw:rect draw:style-name="gr3" draw:text-style-name="P3" draw:layer="layout" svg:width="4.3cm" svg:height="1.6cm" svg:x="4.2cm" svg:y="11.9cm">
          <text:p text:style-name="P12"><text:span text:style-name="T1">osmain</text:span></text:p>
          <text:p text:style-name="P12"><text:span text:style-name="T1">main program</text:span></text:p>
          <text:p text:style-name="P12"><text:span text:style-name="T1"/></text:p>
        </draw:rect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ellipse draw:style-name="gr1" draw:text-style-name="P2" xml:id="id58" draw:id="id58" draw:layer="layout" svg:width="2.7cm" svg:height="1.2cm" svg:x="1cm" svg:y="14.8cm">
          <text:p text:style-name="P12"><text:span text:style-name="T1">opsi-service</text:span></text:p>
        </draw:ellipse>
        <draw:ellipse draw:style-name="gr1" draw:text-style-name="P2" xml:id="id79" draw:id="id79" draw:layer="layout" svg:width="2.4cm" svg:height="1.2cm" svg:x="1.1cm" svg:y="26.8cm">
          <text:p text:style-name="P12"><text:span text:style-name="T1">LDAP</text:span></text:p>
        </draw:ellipse>
        <draw:custom-shape draw:style-name="gr13" draw:text-style-name="P2" draw:layer="layout" svg:width="2.1cm" svg:height="0.9cm" svg:x="12.4cm" svg:y="1.5cm">
          <text:p text:style-name="P12"><text:span text:style-name="T1">Log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3" draw:text-style-name="P3" draw:layer="layout" svg:width="1.8cm" svg:height="1.5cm" svg:x="12cm" svg:y="3cm">
          <text:p text:style-name="P12"><text:span text:style-name="T1">oslog</text:span></text:p>
          <text:p text:style-name="P12"><text:span text:style-name="T1"/></text:p>
          <text:p text:style-name="P12"><text:span text:style-name="T1">Logging</text:span></text:p>
        </draw:rect>
        <draw:custom-shape draw:style-name="gr14" draw:text-style-name="P4" xml:id="id65" draw:id="id65" draw:layer="layout" svg:width="1.8cm" svg:height="1.5cm" svg:x="1.5cm" svg:y="3cm">
          <text:p text:style-name="P12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76" draw:id="id76" draw:layer="layout" svg:width="2.1cm" svg:height="1.5cm" svg:x="1.4cm" svg:y="20.5cm">
          <text:p text:style-name="P12"><text:span text:style-name="T1">win-AP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rect draw:style-name="gr3" draw:text-style-name="P3" xml:id="id72" draw:id="id72" draw:layer="layout" svg:width="2.4cm" svg:height="1.5cm" svg:x="4.5cm" svg:y="21.5cm">
          <text:p text:style-name="P12"><text:span text:style-name="T1">DSIWin32</text:span></text:p>
          <text:p text:style-name="P12"><text:span text:style-name="T1">API-Wrapper</text:span></text:p>
        </draw:rect>
        <draw:custom-shape draw:style-name="gr16" draw:text-style-name="P4" xml:id="id61" draw:id="id61" draw:layer="layout" svg:width="1.8cm" svg:height="1.8cm" svg:x="1.2cm" svg:y="10cm">
          <text:p text:style-name="P12"><text:span text:style-name="T1">Scrip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3" draw:text-style-name="P3" xml:id="id63" draw:id="id63" draw:layer="layout" svg:width="3.6cm" svg:height="2cm" svg:x="9.9cm" svg:y="9cm">
          <text:p text:style-name="P12"><text:span text:style-name="T1">osparser</text:span></text:p>
          <text:p text:style-name="P12"><text:span text:style-name="T1">Parser</text:span></text:p>
        </draw:rect>
        <draw:rect draw:style-name="gr6" draw:text-style-name="P5" xml:id="id68" draw:id="id68" draw:layer="layout" svg:width="3.2cm" svg:height="1.8cm" svg:x="16.3cm" svg:y="17.7cm">
          <text:p text:style-name="P12"><text:span text:style-name="T1">windatamodul</text:span></text:p>
          <text:p text:style-name="P12"><text:span text:style-name="T1">Progman /DDE</text:span></text:p>
          <text:p text:style-name="P12"><text:span text:style-name="T1">IDAPI</text:span></text:p>
        </draw:rect>
        <draw:rect draw:style-name="gr3" draw:text-style-name="P3" xml:id="id70" draw:id="id70" draw:layer="layout" svg:width="3cm" svg:height="1.2cm" svg:x="4.5cm" svg:y="19.5cm">
          <text:p text:style-name="P12"><text:span text:style-name="T1">wispecfolder</text:span></text:p>
          <text:p text:style-name="P12"><text:span text:style-name="T1">win32-Folder</text:span></text:p>
        </draw:rect>
        <draw:rect draw:style-name="gr7" draw:text-style-name="P6" xml:id="id67" draw:id="id67" draw:layer="layout" svg:width="2.7cm" svg:height="1.2cm" svg:x="16.5cm" svg:y="15.8cm">
          <text:p text:style-name="P12"><text:span text:style-name="T1">base64</text:span><text:span text:style-name="T1"><text:line-break/></text:span><text:span text:style-name="T1">codierung</text:span></text:p>
        </draw:rect>
        <draw:rect draw:style-name="gr7" draw:text-style-name="P6" xml:id="id78" draw:id="id78" draw:layer="layout" svg:width="3.3cm" svg:height="1.2cm" svg:x="4.7cm" svg:y="26.8cm">
          <text:p text:style-name="P12"><text:span text:style-name="T1">blocksock</text:span></text:p>
          <text:p text:style-name="P12"><text:span text:style-name="T1">library</text:span></text:p>
        </draw:rect>
        <draw:rect draw:style-name="gr7" draw:text-style-name="P6" xml:id="id77" draw:id="id77" draw:layer="layout" svg:width="3cm" svg:height="1.2cm" svg:x="5cm" svg:y="25cm">
          <text:p text:style-name="P12"><text:span text:style-name="T1">ldapsend</text:span></text:p>
        </draw:rect>
        <draw:rect draw:style-name="gr7" draw:text-style-name="P6" draw:layer="layout" svg:width="3cm" svg:height="1.2cm" svg:x="16.5cm" svg:y="5.3cm">
          <text:p text:style-name="P12"><text:span text:style-name="T1">packdefs</text:span></text:p>
          <text:p text:style-name="P12"><text:span text:style-name="T1">zip-Interface</text:span></text:p>
        </draw:rect>
        <draw:rect draw:style-name="gr7" draw:text-style-name="P6" xml:id="id59" draw:id="id59" draw:layer="layout" svg:width="2.7cm" svg:height="1.5cm" svg:x="4.3cm" svg:y="14cm">
          <text:p text:style-name="P12"><text:span text:style-name="T1">superobject</text:span></text:p>
          <text:p text:style-name="P12"><text:span text:style-name="T1">JSON-Library</text:span></text:p>
        </draw:rect>
        <draw:rect draw:style-name="gr7" draw:text-style-name="P6" xml:id="id81" draw:id="id81" draw:layer="layout" svg:width="3cm" svg:height="1.2cm" svg:x="12cm" svg:y="26.8cm">
          <text:p text:style-name="P12"><text:span text:style-name="T1">synacode</text:span></text:p>
          <text:p text:style-name="P12"><text:span text:style-name="T1">library</text:span></text:p>
        </draw:rect>
        <draw:rect draw:style-name="gr7" draw:text-style-name="P6" xml:id="id82" draw:id="id82" draw:layer="layout" svg:width="3cm" svg:height="1.2cm" svg:x="15.5cm" svg:y="26.8cm">
          <text:p text:style-name="P12"><text:span text:style-name="T1">synautil</text:span></text:p>
          <text:p text:style-name="P12"><text:span text:style-name="T1">library</text:span></text:p>
        </draw:rect>
        <draw:rect draw:style-name="gr7" draw:text-style-name="P6" xml:id="id80" draw:id="id80" draw:layer="layout" svg:width="3cm" svg:height="1.2cm" svg:x="8.5cm" svg:y="26.8cm">
          <text:p text:style-name="P12"><text:span text:style-name="T1">synasock</text:span></text:p>
          <text:p text:style-name="P12"><text:span text:style-name="T1">library</text:span></text:p>
        </draw:rect>
        <draw:rect draw:style-name="gr7" draw:text-style-name="P6" xml:id="id66" draw:id="id66" draw:layer="layout" svg:width="3cm" svg:height="1.2cm" svg:x="16.5cm" svg:y="13.8cm">
          <text:p text:style-name="P12"><text:span text:style-name="T1">unicode</text:span></text:p>
          <text:p text:style-name="P12"><text:span text:style-name="T1">library</text:span></text:p>
        </draw:rect>
        <draw:rect draw:style-name="gr7" draw:text-style-name="P6" xml:id="id74" draw:id="id74" draw:layer="layout" svg:width="3cm" svg:height="1.7cm" svg:x="16.5cm" svg:y="9.8cm">
          <text:p text:style-name="P12"><text:span text:style-name="T1">versionInfoX</text:span></text:p>
          <text:p text:style-name="P12"><text:span text:style-name="T1">interne</text:span></text:p>
          <text:p text:style-name="P12"><text:span text:style-name="T1">Versionsinfos</text:span></text:p>
        </draw:rect>
        <draw:rect draw:style-name="gr3" draw:text-style-name="P3" xml:id="id64" draw:id="id64" draw:layer="layout" svg:width="3.1cm" svg:height="1.5cm" svg:x="4cm" svg:y="8cm">
          <text:p text:style-name="P12"><text:span text:style-name="T1">osbatchgui</text:span></text:p>
          <text:p text:style-name="P12"><text:span text:style-name="T1">non interactive</text:span></text:p>
          <text:p text:style-name="P12"><text:span text:style-name="T1">screen</text:span></text:p>
        </draw:rect>
        <draw:rect draw:style-name="gr3" draw:text-style-name="P3" xml:id="id60" draw:id="id60" draw:layer="layout" svg:width="4cm" svg:height="2cm" svg:x="10cm" svg:y="13.5cm">
          <text:p text:style-name="P12"><text:span text:style-name="T1">osfunc</text:span></text:p>
          <text:p text:style-name="P12"><text:span text:style-name="T1">central functions</text:span></text:p>
        </draw:rect>
        <draw:rect draw:style-name="gr3" draw:text-style-name="P3" xml:id="id69" draw:id="id69" draw:layer="layout" svg:width="2.1cm" svg:height="1.7cm" svg:x="10.5cm" svg:y="20.3cm">
          <text:p text:style-name="P12"><text:span text:style-name="T1">oslocale</text:span></text:p>
          <text:p text:style-name="P12"><text:span text:style-name="T1">locale</text:span></text:p>
          <text:p text:style-name="P12"><text:span text:style-name="T1">converter</text:span></text:p>
        </draw:rect>
        <draw:rect draw:style-name="gr3" draw:text-style-name="P3" xml:id="id62" draw:id="id62" draw:layer="layout" svg:width="4.3cm" svg:height="1.6cm" svg:x="4cm" svg:y="10cm">
          <text:p text:style-name="P12"><text:span text:style-name="T1">osinteractivegui</text:span></text:p>
          <text:p text:style-name="P12"><text:span text:style-name="T1"/></text:p>
          <text:p text:style-name="P12"><text:span text:style-name="T1">interactive interface</text:span></text:p>
        </draw:rect>
        <draw:rect draw:style-name="gr8" draw:text-style-name="P7" draw:layer="layout" svg:width="3.5cm" svg:height="1.2cm" svg:x="2.5cm" svg:y="1.3cm">
          <text:p text:style-name="P12"><text:span text:style-name="T1">wimemo</text:span></text:p>
          <text:p text:style-name="P12"><text:span text:style-name="T1">show file <text:s/>dialog</text:span></text:p>
        </draw:rect>
        <draw:rect draw:style-name="gr8" draw:text-style-name="P7" draw:layer="layout" svg:width="5.5cm" svg:height="1.2cm" svg:x="3.5cm" svg:y="2.8cm">
          <text:p text:style-name="P12"><text:span text:style-name="T1">osmessagedialog</text:span></text:p>
          <text:p text:style-name="P12"><text:span text:style-name="T1">(Error) message <text:s/>dialog</text:span></text:p>
        </draw:rect>
        <draw:rect draw:style-name="gr3" draw:text-style-name="P3" xml:id="id57" draw:id="id57" draw:layer="layout" svg:width="4.3cm" svg:height="1.6cm" svg:x="4.2cm" svg:y="16.4cm">
          <text:p text:style-name="P12"><text:span text:style-name="T1">oswebservice</text:span></text:p>
          <text:p text:style-name="P12"><text:span text:style-name="T1">opsi-JSON</text:span></text:p>
          <text:p text:style-name="P12"><text:span text:style-name="T1">opsi Serviccall</text:span></text:p>
        </draw:rect>
        <draw:rect draw:style-name="gr8" draw:text-style-name="P7" draw:layer="layout" svg:width="4.5cm" svg:height="1.5cm" svg:x="4cm" svg:y="4.5cm">
          <text:p text:style-name="P12"><text:span text:style-name="T1">osservicpassword</text:span></text:p>
          <text:p text:style-name="P12"><text:span text:style-name="T1">password dialog</text:span></text:p>
        </draw:rect>
        <draw:rect draw:style-name="gr8" draw:text-style-name="P7" draw:layer="layout" svg:width="4cm" svg:height="1.2cm" svg:x="7cm" svg:y="1.3cm">
          <text:p text:style-name="P12"><text:span text:style-name="T1">osshowlog</text:span></text:p>
          <text:p text:style-name="P12"><text:span text:style-name="T1">log file viewer</text:span></text:p>
        </draw:rect>
        <draw:rect draw:style-name="gr3" draw:text-style-name="P3" xml:id="id75" draw:id="id75" draw:layer="layout" svg:width="4.5cm" svg:height="1.2cm" svg:x="15cm" svg:y="12cm">
          <text:p text:style-name="P12"><text:span text:style-name="T1">wiswaudit</text:span></text:p>
          <text:p text:style-name="P12"><text:span text:style-name="T1">swaudit functions</text:span></text:p>
        </draw:rect>
        <draw:rect draw:style-name="gr7" draw:text-style-name="P6" draw:layer="layout" svg:width="3cm" svg:height="1.2cm" svg:x="16.5cm" svg:y="3.8cm">
          <text:p text:style-name="P12"><text:span text:style-name="T1">zipinter</text:span></text:p>
          <text:p text:style-name="P12"><text:span text:style-name="T1">zip-Interface</text:span></text:p>
        </draw:rect>
        <draw:rect draw:style-name="gr7" draw:text-style-name="P6" draw:layer="layout" svg:width="3cm" svg:height="1.2cm" svg:x="4cm" svg:y="6.5cm">
          <text:p text:style-name="P12"><text:span text:style-name="T1">QProgBar</text:span></text:p>
          <text:p text:style-name="P12"><text:span text:style-name="T1">component</text:span></text:p>
        </draw:rect>
        <draw:custom-shape draw:style-name="gr17" draw:text-style-name="P4" xml:id="id73" draw:id="id73" draw:layer="layout" svg:width="2cm" svg:height="2.5cm" svg:x="17.5cm" svg:y="1cm">
          <text:p text:style-name="P12"><text:span text:style-name="T1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6" draw:layer="layout" draw:type="curve" svg:x1="4.2cm" svg:y1="17.2cm" svg:x2="2.35cm" svg:y2="16cm" draw:start-shape="id57" draw:start-glue-point="3" draw:end-shape="id58" draw:end-glue-point="2" svg:d="M4200 17200c-1234 0-1850-400-1850-1200" svg:viewBox="0 0 1851 1201">
          <text:p/>
        </draw:connector>
        <draw:connector draw:style-name="gr10" draw:text-style-name="P6" draw:layer="layout" draw:type="curve" svg:x1="6.35cm" svg:y1="16.4cm" svg:x2="5.65cm" svg:y2="15.5cm" draw:start-shape="id57" draw:start-glue-point="0" draw:end-shape="id59" draw:end-glue-point="2" svg:d="M6350 16400c0-675-700-225-700-900" svg:viewBox="0 0 701 901">
          <text:p/>
        </draw:connector>
        <draw:connector draw:style-name="gr10" draw:text-style-name="P6" draw:layer="layout" draw:type="curve" svg:x1="12cm" svg:y1="15.5cm" svg:x2="8.5cm" svg:y2="17.2cm" draw:start-shape="id60" draw:start-glue-point="2" draw:end-shape="id57" draw:end-glue-point="1" svg:d="M12000 15500c0 1134-1166 1700-3500 1700" svg:viewBox="0 0 3501 1701">
          <text:p/>
        </draw:connector>
        <draw:connector draw:style-name="gr10" draw:text-style-name="P6" draw:layer="layout" draw:type="curve" svg:x1="2.817cm" svg:y1="10.9cm" svg:x2="4cm" svg:y2="10.8cm" draw:start-shape="id61" draw:start-glue-point="9" draw:end-shape="id62" draw:end-glue-point="3" svg:d="M2817 10900c1026 0 435-100 1183-100" svg:viewBox="0 0 1184 101">
          <text:p/>
        </draw:connector>
        <draw:connector draw:style-name="gr10" draw:text-style-name="P6" draw:layer="layout" draw:type="curve" svg:x1="8.3cm" svg:y1="10.8cm" svg:x2="9.9cm" svg:y2="10cm" draw:start-shape="id62" draw:start-glue-point="1" draw:end-shape="id63" draw:end-glue-point="3" svg:d="M8300 10800c1200 0 400-800 1600-800" svg:viewBox="0 0 1601 801">
          <text:p/>
        </draw:connector>
        <draw:connector draw:style-name="gr10" draw:text-style-name="P6" draw:layer="layout" draw:type="curve" svg:x1="4cm" svg:y1="8.75cm" svg:x2="2.4cm" svg:y2="4.5cm" draw:start-shape="id64" draw:start-glue-point="3" draw:end-shape="id65" draw:end-glue-point="2" svg:d="M4000 8750c-1067 0-1600-1416-1600-4250" svg:viewBox="0 0 1601 4251">
          <text:p/>
        </draw:connector>
        <draw:connector draw:style-name="gr10" draw:text-style-name="P6" draw:layer="layout" draw:type="curve" svg:x1="4cm" svg:y1="10.8cm" svg:x2="2.4cm" svg:y2="4.5cm" draw:start-shape="id62" draw:start-glue-point="3" draw:end-shape="id65" draw:end-glue-point="2" svg:d="M4000 10800c-1067 0-1600-2100-1600-6300" svg:viewBox="0 0 1601 6301">
          <text:p/>
        </draw:connector>
        <draw:connector draw:style-name="gr10" draw:text-style-name="P6" draw:layer="layout" draw:type="curve" svg:x1="11.7cm" svg:y1="11cm" svg:x2="12cm" svg:y2="13.5cm" draw:start-shape="id63" draw:start-glue-point="2" draw:end-shape="id60" draw:end-glue-point="0" svg:d="M11700 11000c0 1875 300 625 300 2500" svg:viewBox="0 0 301 2501">
          <text:p/>
        </draw:connector>
        <draw:connector draw:style-name="gr10" draw:text-style-name="P6" draw:layer="layout" draw:type="curve" svg:x1="14cm" svg:y1="14.5cm" svg:x2="16.5cm" svg:y2="14.4cm" draw:start-shape="id60" draw:start-glue-point="1" draw:end-shape="id66" draw:end-glue-point="3" svg:d="M14000 14500c1875 0 625-100 2500-100" svg:viewBox="0 0 2501 101">
          <text:p/>
        </draw:connector>
        <draw:connector draw:style-name="gr10" draw:text-style-name="P6" draw:layer="layout" draw:type="curve" svg:x1="14cm" svg:y1="14.5cm" svg:x2="16.5cm" svg:y2="16.4cm" draw:start-shape="id60" draw:end-shape="id67" draw:end-glue-point="3" svg:d="M14000 14500c1875 0 625 1900 2500 1900" svg:viewBox="0 0 2501 1901">
          <text:p/>
        </draw:connector>
        <draw:connector draw:style-name="gr10" draw:text-style-name="P6" draw:layer="layout" draw:type="curve" svg:x1="14cm" svg:y1="14.5cm" svg:x2="16.3cm" svg:y2="18.6cm" draw:start-shape="id60" draw:start-glue-point="1" draw:end-shape="id68" draw:end-glue-point="3" svg:d="M14000 14500c1725 0 575 4100 2300 4100" svg:viewBox="0 0 2301 4101">
          <text:p/>
        </draw:connector>
        <draw:connector draw:style-name="gr10" draw:text-style-name="P6" draw:layer="layout" draw:type="curve" svg:x1="14cm" svg:y1="14.5cm" svg:x2="11.55cm" svg:y2="20.3cm" draw:start-shape="id60" draw:start-glue-point="1" draw:end-shape="id69" draw:end-glue-point="0" svg:d="M14000 14500c751 0 626 1700-174 2250s-2276-50-2276 3550" svg:viewBox="0 0 2951 5801">
          <text:p/>
        </draw:connector>
        <draw:connector draw:style-name="gr10" draw:text-style-name="P6" xml:id="id71" draw:id="id71" draw:layer="layout" draw:type="curve" draw:line-skew="2.674cm" svg:x1="14.401cm" svg:y1="14.438cm" svg:x2="7.5cm" svg:y2="20.1cm" draw:end-shape="id70" svg:d="M14401 14438c-789 0 2661 5662-6901 5662" svg:viewBox="0 0 6902 5663">
          <text:p/>
        </draw:connector>
        <draw:connector draw:style-name="gr10" draw:text-style-name="P6" draw:layer="layout" draw:type="curve" svg:x1="14.401cm" svg:y1="14.438cm" svg:x2="6.9cm" svg:y2="22.25cm" draw:start-shape="id71" draw:start-glue-point="2" draw:end-shape="id72" draw:end-glue-point="1" svg:d="M14401 14438c1179 0 4929 7812-7501 7812" svg:viewBox="0 0 8959 7813">
          <text:p/>
        </draw:connector>
        <draw:connector draw:style-name="gr10" draw:text-style-name="P6" draw:layer="layout" draw:type="curve" svg:x1="17.5cm" svg:y1="2.25cm" svg:x2="12cm" svg:y2="13.5cm" draw:start-shape="id73" draw:start-glue-point="6" draw:end-shape="id60" draw:end-glue-point="0" svg:d="M17500 2250c-3667 0-5500 3750-5500 11250" svg:viewBox="0 0 5501 11251">
          <text:p/>
        </draw:connector>
        <draw:connector draw:style-name="gr10" draw:text-style-name="P6" draw:layer="layout" draw:type="curve" svg:x1="16.5cm" svg:y1="10.65cm" svg:x2="14.401cm" svg:y2="14.438cm" draw:start-shape="id74" draw:start-glue-point="3" draw:end-shape="id71" draw:end-glue-point="2" svg:d="M16500 10650c-1360 0-311 3788-2099 3788" svg:viewBox="0 0 2100 3789">
          <text:p/>
        </draw:connector>
        <draw:connector draw:style-name="gr10" draw:text-style-name="P6" draw:layer="layout" draw:type="curve" svg:x1="17.25cm" svg:y1="13.2cm" svg:x2="14.401cm" svg:y2="14.438cm" draw:start-shape="id75" draw:start-glue-point="2" draw:end-shape="id71" draw:end-glue-point="2" svg:d="M17250 13200c0 930-2849 311-2849 1238" svg:viewBox="0 0 2850 1239">
          <text:p/>
        </draw:connector>
        <draw:connector draw:style-name="gr10" draw:text-style-name="P6" draw:layer="layout" draw:type="curve" svg:x1="6cm" svg:y1="20.7cm" svg:x2="5.7cm" svg:y2="21.5cm" draw:start-shape="id70" draw:start-glue-point="2" draw:end-shape="id72" draw:end-glue-point="0" svg:d="M6000 20700c0 600-300 200-300 800" svg:viewBox="0 0 301 801">
          <text:p/>
        </draw:connector>
        <draw:connector draw:style-name="gr10" draw:text-style-name="P6" draw:layer="layout" draw:type="curve" svg:x1="4.5cm" svg:y1="22.25cm" svg:x2="2.45cm" svg:y2="22cm" draw:start-shape="id72" draw:start-glue-point="3" draw:end-shape="id76" draw:end-glue-point="2" svg:d="M4500 22250c-1367 0-2050-83-2050-250" svg:viewBox="0 0 2051 251">
          <text:p/>
        </draw:connector>
        <draw:connector draw:style-name="gr10" draw:text-style-name="P6" draw:layer="layout" draw:type="curve" svg:x1="12cm" svg:y1="15.5cm" svg:x2="3.5cm" svg:y2="21.25cm" draw:start-shape="id60" draw:start-glue-point="2" draw:end-shape="id76" draw:end-glue-point="1" svg:d="M12000 15500c0 3834-2833 5750-8500 5750" svg:viewBox="0 0 8501 5751">
          <text:p/>
        </draw:connector>
        <draw:connector draw:style-name="gr10" draw:text-style-name="P6" draw:layer="layout" draw:type="curve" svg:x1="8.3cm" svg:y1="10.8cm" svg:x2="8.5cm" svg:y2="17.2cm" draw:start-shape="id62" draw:start-glue-point="1" draw:end-shape="id57" svg:d="M8300 10800c1051 0 951 6400 200 6400" svg:viewBox="0 0 777 6401">
          <text:p/>
        </draw:connector>
        <draw:connector draw:style-name="gr10" draw:text-style-name="P6" draw:layer="layout" draw:type="curve" draw:line-skew="0.75cm" svg:x1="12cm" svg:y1="15.5cm" svg:x2="6.5cm" svg:y2="25cm" draw:start-shape="id60" draw:start-glue-point="2" draw:end-shape="id77" draw:end-glue-point="0" svg:d="M12000 15500c0 8250-5500 3500-5500 9500" svg:viewBox="0 0 5501 9501">
          <text:p/>
        </draw:connector>
        <draw:connector draw:style-name="gr10" draw:text-style-name="P6" xml:id="id83" draw:id="id83" draw:layer="layout" draw:type="curve" svg:x1="6.5cm" svg:y1="26.2cm" svg:x2="6.35cm" svg:y2="26.8cm" draw:start-shape="id77" draw:start-glue-point="2" draw:end-shape="id78" draw:end-glue-point="0" svg:d="M6500 26200c0 450-150 150-150 600" svg:viewBox="0 0 151 601">
          <text:p/>
        </draw:connector>
        <draw:connector draw:style-name="gr10" draw:text-style-name="P6" draw:layer="layout" draw:type="curve" svg:x1="5cm" svg:y1="25.6cm" svg:x2="2.3cm" svg:y2="26.8cm" draw:start-shape="id77" draw:start-glue-point="3" draw:end-shape="id79" draw:end-glue-point="0" svg:d="M5000 25600c-1800 0-2700 400-2700 1200" svg:viewBox="0 0 2701 1201">
          <text:p/>
        </draw:connector>
        <draw:connector draw:style-name="gr10" draw:text-style-name="P6" draw:layer="layout" draw:type="curve" svg:x1="10cm" svg:y1="26.8cm" svg:x2="13.5cm" svg:y2="26.8cm" draw:start-shape="id80" draw:start-glue-point="0" draw:end-shape="id81" draw:end-glue-point="0" svg:d="M10000 26800c0-751 3500-751 3500 0" svg:viewBox="0 0 3501 564">
          <text:p/>
        </draw:connector>
        <draw:connector draw:style-name="gr10" draw:text-style-name="P6" draw:layer="layout" draw:type="curve" svg:x1="13.5cm" svg:y1="26.8cm" svg:x2="17cm" svg:y2="26.8cm" draw:start-shape="id81" draw:start-glue-point="0" draw:end-shape="id82" draw:end-glue-point="0" svg:d="M13500 26800c0-751 3500-751 3500 0" svg:viewBox="0 0 3501 564">
          <text:p/>
        </draw:connector>
        <draw:connector draw:style-name="gr10" draw:text-style-name="P6" draw:layer="layout" draw:type="curve" draw:line-skew="0.775cm" svg:x1="6.425cm" svg:y1="26.5cm" svg:x2="10cm" svg:y2="26.8cm" draw:start-shape="id83" draw:start-glue-point="0" draw:end-shape="id80" draw:end-glue-point="0" svg:d="M6425 26500c0-37 3575-187 3575 300" svg:viewBox="0 0 3576 352">
          <text:p/>
        </draw:connector>
        <draw:rect draw:style-name="gr3" draw:text-style-name="P3" draw:layer="layout" svg:width="4.3cm" svg:height="1.6cm" svg:x="4.2cm" svg:y="11.9cm">
          <text:p text:style-name="P12"><text:span text:style-name="T1">osmain</text:span></text:p>
          <text:p text:style-name="P12"><text:span text:style-name="T1">main program</text:span></text:p>
          <text:p text:style-name="P12"><text:span text:style-name="T1"/></text:p>
        </draw:rect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5cm" presentation:class="title" presentation:placeholder="true">
        <draw:text-box/>
      </draw:frame>
      <draw:frame presentation:style-name="Standard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tlef oertel</meta:initial-creator>
    <meta:creation-date>2010-12-30T13:44:28.91</meta:creation-date>
    <dc:date>2018-12-12T14:14:36.845000000</dc:date>
    <meta:editing-duration>PT38M55S</meta:editing-duration>
    <meta:editing-cycles>5</meta:editing-cycles>
    <meta:generator>LibreOffice/6.0.7.3$Windows_x86 LibreOffice_project/dc89aa7a9eabfd848af146d5086077aeed2ae4a5</meta:generator>
    <meta:document-statistic meta:object-count="218"/>
  </office:meta>
</office:document-meta>
</file>